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r7" style:family="presentation" style:parent-style-name="Inspiration-subtitle">
      <style:graphic-properties draw:fill-color="#ffffff" fo:min-height="12.179cm"/>
    </style:style>
    <style:style style:name="P1" style:family="paragraph">
      <style:paragraph-properties fo:text-align="start"/>
      <style:text-properties fo:font-size="24pt" style:font-size-asian="24pt" style:font-size-complex="24pt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margin-top="0cm" fo:margin-bottom="0.254cm"/>
      <style:text-properties style:font-name="Liberation Mono" fo:font-size="13pt" style:font-size-asian="13pt" style:font-size-complex="13pt"/>
    </style:style>
    <style:style style:name="P4" style:family="paragraph">
      <style:text-properties fo:font-size="27.7000007629395pt"/>
    </style:style>
    <style:style style:name="P5" style:family="paragraph">
      <style:text-properties style:font-name="Liberation Mono" fo:font-size="13pt" style:font-size-asian="13pt" style:font-size-complex="13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3333ff" fo:font-size="16pt" style:font-size-asian="16pt" style:font-size-complex="16pt"/>
    </style:style>
    <style:style style:name="T4" style:family="text">
      <style:text-properties style:font-name="Liberation Mono" fo:font-size="13pt" style:font-size-asian="13pt" style:font-size-complex="13pt"/>
    </style:style>
    <style:style style:name="T5" style:family="text">
      <style:text-properties fo:color="#ff3333" style:font-name="Liberation Mono" fo:font-size="13pt" style:font-size-asian="13pt" style:font-size-complex="13pt"/>
    </style:style>
    <style:style style:name="T6" style:family="text">
      <style:text-properties fo:color="#009900" style:font-name="Liberation Mono" fo:font-size="13pt" style:font-size-asian="13pt" style:font-size-complex="13pt"/>
    </style:style>
    <style:style style:name="T7" style:family="text">
      <style:text-properties fo:color="#000000" style:font-name="Liberation Mono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Contributing to LibreOffice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list text:style-name="L1">
              <text:list-item>
                <text:p text:style-name="P1"><text:span text:style-name="T1"><text:s/></text:span><text:span text:style-name="T1">A short introduction to contributing to LibreOffice</text:span></text:p>
              </text:list-item>
              <text:list-item>
                <text:p text:style-name="P1"><text:span text:style-name="T1"><text:s/></text:span><text:span text:style-name="T1">Intro to boost::bind, C++11 lambdas</text:span></text:p>
              </text:list-item>
              <text:list-item>
                <text:p text:style-name="P1"><text:span text:style-name="T1"><text:s/></text:span><text:span text:style-name="T1">Searching the LO codebase with OpenGrok</text:span></text:p>
              </text:list-item>
              <text:list-item>
                <text:p text:style-name="P1"><text:span text:style-name="T1"><text:s/></text:span><text:span text:style-name="T1">Several example boost::bind statements that we will replace with lambdas</text:span></text:p>
              </text:list-item>
            </text:list>
          </draw:text-box>
        </draw:frame>
        <draw:frame draw:style-name="gr1" draw:text-style-name="P2" draw:layer="layout" svg:width="12.897cm" svg:height="0.878cm" svg:x="7.423cm" svg:y="18.426cm">
          <draw:text-box>
            <text:p><text:span text:style-name="T2">Libre Data Consultancy Services (</text:span><text:span text:style-name="T3">www.ldcs.co.in</text:span><text:span text:style-name="T2">)</text:span></text:p>
          </draw:text-box>
        </draw:frame>
        <presentation:notes draw:style-name="dp2">
          <draw:page-thumbnail draw:style-name="gr2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ontributing to LibreOffic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Software and Hardware requirements</text:p>
              </text:list-item>
              <text:list-item>
                <text:p>LDCS LibreOffice Dev Server <text:span text:style-name="T2">(</text:span><text:span text:style-name="T3">team@ldcs.co.in</text:span><text:span text:style-name="T2">)</text:span></text:p>
              </text:list-item>
              <text:list-item>
                <text:p>Getting help</text:p>
              </text:list-item>
            </text:list>
          </draw:text-box>
        </draw:frame>
        <draw:frame draw:style-name="gr1" draw:text-style-name="P2" draw:layer="layout" svg:width="12.897cm" svg:height="0.878cm" svg:x="7.424cm" svg:y="18.426cm">
          <draw:text-box>
            <text:p><text:span text:style-name="T2">Libre Data Consultancy Services (</text:span><text:span text:style-name="T3">www.ldcs.co.in</text:span><text:span text:style-name="T2">)</text:span></text:p>
          </draw:text-box>
        </draw:frame>
        <presentation:notes draw:style-name="dp2">
          <draw:page-thumbnail draw:style-name="gr2" draw:layer="layout" svg:width="13.108cm" svg:height="8.993cm" svg:x="4.24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Boost::bind, C++11 lambda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Function pointers, callbacks</text:p>
              </text:list-item>
              <text:list-item>
                <text:p>What does bind do?</text:p>
              </text:list-item>
              <text:list-item>
                <text:p>What are lambda expressions?</text:p>
              </text:list-item>
              <text:list-item>
                <text:p>Performance difference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tdf#93243 in LibreOffice Bugzilla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a xlink:href="https://bugs.documentfoundation.org/show_bug.cgi?id=93243" xlink:type="simple">https://bugs.documentfoundation.org/show_bug.cgi?id=93243</text:a></text:p>
              </text:list-item>
              <text:list-item>
                <text:p>replace boost::bind with C++11 lambdas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xample 1</text:p>
          </draw:text-box>
        </draw:frame>
        <draw:frame presentation:style-name="pr5" draw:text-style-name="P3" draw:layer="layout" svg:width="25.2cm" svg:height="12.179cm" svg:x="1.4cm" svg:y="5cm" presentation:class="outline">
          <draw:text-box>
            <text:p text:style-name="P3"><text:span text:style-name="T4"/></text:p>
            <text:p text:style-name="P3"><text:span text:style-name="T5">-#include &lt;boost/bind.hpp&gt;</text:span></text:p>
            <text:p text:style-name="P3"><text:span text:style-name="T5">-</text:span></text:p>
            <text:p text:style-name="P3"><text:span text:style-name="T4"><text:s/></text:span><text:span text:style-name="T4">using namespace com::sun::star;</text:span></text:p>
            <text:p text:style-name="P3"><text:span text:style-name="T4"><text:s/></text:span></text:p>
            <text:p text:style-name="P3"><text:span text:style-name="T4"><text:s/></text:span><text:span text:style-name="T4">ScDrawShell::ScDrawShell( ScViewData* pData ) :</text:span></text:p>
            <text:p text:style-name="P3"><text:span text:style-name="T4"><text:s text:c="5"/></text:span><text:span text:style-name="T4">SfxShell(pData-&gt;GetViewShell()),</text:span></text:p>
            <text:p text:style-name="P3"><text:span text:style-name="T4"><text:s text:c="5"/></text:span><text:span text:style-name="T4">pViewData( pData ),</text:span></text:p>
            <text:p text:style-name="P3"><text:span text:style-name="T4"><text:s text:c="5"/></text:span><text:span text:style-name="T4">mpSelectionChangeHandler(new svx::sidebar::SelectionChangeHandler(</text:span></text:p>
            <text:p text:style-name="P3"><text:span text:style-name="T5">- <text:s text:c="11"/>::boost::bind(&amp;ScDrawShell::GetSidebarContextName, this),</text:span></text:p>
            <text:p text:style-name="P3"><text:span text:style-name="T6">+ <text:s text:c="11"/>[this] () { return this-&gt;GetSidebarContextName(); },</text:span></text:p>
            <text:p text:style-name="P3"><text:span text:style-name="T4"><text:s text:c="13"/></text:span><text:span text:style-name="T4">GetFrame()-&gt;GetFrame().GetController(),</text:span></text:p>
            <text:p text:style-name="P3"><text:span text:style-name="T4"><text:s text:c="13"/></text:span><text:span text:style-name="T4">sfx2::sidebar::EnumContext::Context_Cell))</text:span></text:p>
            <text:p text:style-name="P3"><text:span text:style-name="T4"><text:s/></text:span><text:span text:style-name="T4">{</text:span></text:p>
          </draw:text-box>
        </draw:frame>
        <presentation:notes draw:style-name="dp2">
          <draw:page-thumbnail draw:style-name="gr2" draw:layer="layout" svg:width="13.108cm" svg:height="8.993cm" svg:x="4.24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xample 2</text:p>
          </draw:text-box>
        </draw:frame>
        <draw:frame presentation:style-name="pr5" draw:text-style-name="P3" draw:layer="layout" svg:width="25.2cm" svg:height="12.179cm" svg:x="1.4cm" svg:y="5cm" presentation:class="outline">
          <draw:text-box>
            <text:p text:style-name="P3"><text:span text:style-name="T4"><text:s text:c="5"/></text:span><text:span text:style-name="T4">{</text:span></text:p>
            <text:p text:style-name="P3"><text:span text:style-name="T4"><text:s text:c="9"/></text:span><text:span text:style-name="T4">const XmlIdList_t::const_iterator iter(</text:span></text:p>
            <text:p text:style-name="P3"><text:span text:style-name="T4"><text:s text:c="13"/></text:span><text:span text:style-name="T4">::std::find_if(pList-&gt;begin(), pList-&gt;end(),</text:span></text:p>
            <text:p text:style-name="P3"><text:span text:style-name="T5">- <text:s text:c="15"/>::boost::bind(</text:span></text:p>
            <text:p text:style-name="P3"><text:span text:style-name="T5">- <text:s text:c="19"/>::std::logical_not&lt;bool&gt;(),</text:span></text:p>
            <text:p text:style-name="P3"><text:span text:style-name="T5">- <text:s text:c="23"/>::boost::bind(</text:span></text:p>
            <text:p text:style-name="P3"><text:span text:style-name="T5">- <text:s text:c="27"/>::std::logical_or&lt;bool&gt;(),</text:span></text:p>
            <text:p text:style-name="P3"><text:span text:style-name="T5">- <text:s text:c="31"/>::boost::bind( &amp;Metadatable::IsInUndo, _1 ),</text:span></text:p>
            <text:p text:style-name="P3"><text:span text:style-name="T5">- <text:s text:c="31"/>::boost::bind( &amp;Metadatable::IsInClipboard, _1 )</text:span></text:p>
            <text:p text:style-name="P3"><text:span text:style-name="T5">- <text:s text:c="11"/>) ) ) );</text:span></text:p>
            <text:p text:style-name="P3"><text:span text:style-name="T6">+ <text:s text:c="15"/>[](Metadatable* item)-&gt;bool {</text:span></text:p>
            <text:p text:style-name="P3"><text:span text:style-name="T6">+ <text:s text:c="19"/>return !(item-&gt;IsInUndo() || item-&gt;IsInClipboard());</text:span></text:p>
            <text:p text:style-name="P3"><text:span text:style-name="T6">+ <text:s text:c="19"/>} ) ) ;</text:span></text:p>
            <text:p text:style-name="P3"><text:span text:style-name="T4"><text:s text:c="9"/></text:span><text:span text:style-name="T4">if (iter != pList-&gt;end())</text:span></text:p>
            <text:p text:style-name="P3"><text:span text:style-name="T4"><text:s text:c="9"/></text:span><text:span text:style-name="T4">{ </text:span></text:p>
          </draw:text-box>
        </draw:frame>
        <presentation:notes draw:style-name="dp2">
          <draw:page-thumbnail draw:style-name="gr2" draw:layer="layout" svg:width="13.108cm" svg:height="8.993cm" svg:x="4.24cm" svg:y="2.351cm" draw:page-number="6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xample 3</text:p>
          </draw:text-box>
        </draw:frame>
        <draw:frame presentation:style-name="pr5" draw:text-style-name="P3" draw:layer="layout" svg:width="25.2cm" svg:height="12.179cm" svg:x="1.4cm" svg:y="5cm" presentation:class="outline" presentation:user-transformed="true">
          <draw:text-box>
            <text:p text:style-name="P3"><text:span text:style-name="T5">- <text:s text:c="5"/>maFocusManager(::boost::bind(&amp;SidebarController::ShowPanel, this, _1)),</text:span></text:p>
            <text:p text:style-name="P5"><text:span text:style-name="T6">+ <text:s text:c="5"/>maFocusManager([this](const Panel&amp; rPanel){ return this-&gt;ShowPanel(rPanel); }),</text:span></text:p>
          </draw:text-box>
        </draw:frame>
        <presentation:notes draw:style-name="dp2">
          <draw:page-thumbnail draw:style-name="gr2" draw:layer="layout" svg:width="13.108cm" svg:height="8.993cm" svg:x="4.24cm" svg:y="2.351cm" draw:page-number="7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xample 4</text:p>
          </draw:text-box>
        </draw:frame>
        <draw:frame presentation:style-name="pr5" draw:text-style-name="P3" draw:layer="layout" svg:width="25.2cm" svg:height="12.179cm" svg:x="1.4cm" svg:y="5cm" presentation:class="outline" presentation:user-transformed="true">
          <draw:text-box>
            <text:p text:style-name="P3"><text:span text:style-name="T5">- <text:s text:c="7"/>::boost::bind(&amp;Deck::RequestLayout, mpCurrentDeck.get())</text:span></text:p>
            <text:p text:style-name="P5"><text:span text:style-name="T6">+ <text:s text:c="7"/>[this]() { return mpCurrentDeck.get()-&gt;RequestLayout(); }</text:span></text:p>
            <text:p text:style-name="P5"><text:span text:style-name="T6"/></text:p>
          </draw:text-box>
        </draw:frame>
        <presentation:notes draw:style-name="dp2">
          <draw:page-thumbnail draw:style-name="gr2" draw:layer="layout" svg:width="13.108cm" svg:height="8.993cm" svg:x="4.24cm" svg:y="2.351cm" draw:page-number="8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xample 4</text:p>
          </draw:text-box>
        </draw:frame>
        <draw:frame presentation:style-name="pr5" draw:text-style-name="P3" draw:layer="layout" svg:width="25.2cm" svg:height="12.179cm" svg:x="1.4cm" svg:y="5cm" presentation:class="outline" presentation:user-transformed="true">
          <draw:text-box>
            <text:p text:style-name="P3"><text:span text:style-name="T6"><text:s/></text:span><text:span text:style-name="T7"><text:s text:c="4"/></text:span><text:span text:style-name="T7">/* void DrawLine( const Point&amp; rStartPt, const Point&amp; rEndPt ); */</text:span></text:p>
            <text:p text:style-name="P3"><text:span text:style-name="T7"><text:s text:c="5"/></text:span><text:span text:style-name="T7">add(res,</text:span></text:p>
            <text:p text:style-name="P3"><text:span text:style-name="T7"><text:s text:c="9"/></text:span><text:span text:style-name="T7">"DrawLine",</text:span></text:p>
            <text:p text:style-name="P3"><text:span text:style-name="T5">- <text:s text:c="7"/>boost::bind(</text:span></text:p>
            <text:p text:style-name="P3"><text:span text:style-name="T5">- <text:s text:c="11"/>(void (OutputDevice::*)( const Point&amp;, const Point&amp; ))(</text:span></text:p>
            <text:p text:style-name="P3"><text:span text:style-name="T5">- <text:s text:c="15"/>&amp;OutputDevice::DrawLine),</text:span></text:p>
            <text:p text:style-name="P3"><text:span text:style-name="T5">- <text:s text:c="11"/>_1,</text:span></text:p>
            <text:p text:style-name="P3"><text:span text:style-name="T5">- <text:s text:c="11"/>aPt1, aPt2 ));</text:span></text:p>
            <text:p text:style-name="P3"><text:span text:style-name="T6">+ <text:s text:c="7"/>[aPt1, aPt2] (OutputDevice *pOutDev) { return pOutDev-&gt;DrawLine(aPt1, aPt2); });</text:span></text:p>
            <text:p text:style-name="P3"><text:span text:style-name="T5"><text:s/></text:span></text:p>
          </draw:text-box>
        </draw:frame>
        <presentation:notes draw:style-name="dp2">
          <draw:page-thumbnail draw:style-name="gr2" draw:layer="layout" svg:width="13.108cm" svg:height="8.993cm" svg:x="4.24cm" svg:y="2.351cm" draw:page-number="9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xample 5</text:p>
          </draw:text-box>
        </draw:frame>
        <draw:frame presentation:style-name="pr5" draw:text-style-name="P3" draw:layer="layout" svg:width="25.2cm" svg:height="12.179cm" svg:x="1.4cm" svg:y="5cm" presentation:class="outline" presentation:user-transformed="true">
          <draw:text-box>
            <text:p text:style-name="P3"><text:span text:style-name="T7"><text:s text:c="5"/></text:span><text:span text:style-name="T7">/* void DrawOutDev( const Point&amp; rDestPt, const Size&amp; rDestSize,</text:span></text:p>
            <text:p text:style-name="P3"><text:span text:style-name="T7"><text:s text:c="37"/></text:span><text:span text:style-name="T7">const Point&amp; rSrcPt, <text:s/>const Size&amp; rSrcSize );</text:span></text:p>
            <text:p text:style-name="P3"><text:span text:style-name="T7"><text:s text:c="5"/></text:span><text:span text:style-name="T7">*/</text:span></text:p>
            <text:p text:style-name="P3"><text:span text:style-name="T7"><text:s text:c="5"/></text:span><text:span text:style-name="T7">add(res,</text:span></text:p>
            <text:p text:style-name="P3"><text:span text:style-name="T7"><text:s text:c="9"/></text:span><text:span text:style-name="T7">"DrawOutDev",</text:span></text:p>
            <text:p text:style-name="P3"><text:span text:style-name="T5">- <text:s text:c="7"/>boost::bind(</text:span></text:p>
            <text:p text:style-name="P3"><text:span text:style-name="T5">- <text:s text:c="11"/>(void (OutputDevice::*)( const Point&amp;, const Size&amp;,</text:span></text:p>
            <text:p text:style-name="P3"><text:span text:style-name="T5">- <text:s text:c="36"/>const Point&amp;, const Size&amp; ))(</text:span></text:p>
            <text:p text:style-name="P3"><text:span text:style-name="T5">- <text:s text:c="15"/>&amp;OutputDevice::DrawOutDev),</text:span></text:p>
            <text:p text:style-name="P3"><text:span text:style-name="T5">- <text:s text:c="11"/>_1,</text:span></text:p>
            <text:p text:style-name="P3"><text:span text:style-name="T5">- <text:s text:c="11"/>aRect2.TopLeft(), aRect2.GetSize(),</text:span></text:p>
            <text:p text:style-name="P3"><text:span text:style-name="T5">- <text:s text:c="11"/>aRect.TopLeft(), <text:s/>aRect.GetSize()));</text:span></text:p>
            <text:p text:style-name="P3"><text:span text:style-name="T6">+ <text:s text:c="7"/>[aRect,aRect2] (OutputDevice *pOutDev) { </text:span></text:p>
            <text:p text:style-name="P3"><text:span text:style-name="T6">+ <text:s text:c="11"/>return pOutDev-&gt;DrawOutDev(aRect2.TopLeft(), aRect2.GetSize(),</text:span></text:p>
            <text:p text:style-name="P3"><text:span text:style-name="T6">+ <text:s text:c="11"/>aRect.TopLeft(), <text:s/>aRect.GetSize()); });</text:span></text:p>
          </draw:text-box>
        </draw:frame>
        <presentation:notes draw:style-name="dp2">
          <draw:page-thumbnail draw:style-name="gr2" draw:layer="layout" svg:width="13.108cm" svg:height="8.993cm" svg:x="4.24cm" svg:y="2.351cm" draw:page-number="10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tributing to LibreOffice</text:p>
          </draw:text-box>
        </draw:frame>
        <draw:frame presentation:style-name="pr7" draw:layer="layout" svg:width="25.2cm" svg:height="12.179cm" svg:x="1.4cm" svg:y="5cm" presentation:class="subtitle">
          <draw:text-box>
            <text:p>Thank you.</text:p>
          </draw:text-box>
        </draw:frame>
        <presentation:notes draw:style-name="dp2">
          <draw:page-thumbnail draw:style-name="gr2" draw:layer="layout" svg:width="13.108cm" svg:height="8.993cm" svg:x="4.24cm" svg:y="2.351cm" draw:page-number="11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hasranaman S</meta:initial-creator>
    <meta:creation-date>2015-10-08T13:57:31.742141254</meta:creation-date>
    <dc:date>2015-10-08T17:46:04.726121543</dc:date>
    <dc:creator>Sahasranaman S</dc:creator>
    <meta:editing-duration>PT10M27S</meta:editing-duration>
    <meta:editing-cycles>1</meta:editing-cycles>
    <meta:generator>LibreOffice/4.3.7.2$Linux_X86_64 LibreOffice_project/430$Build-2</meta:generator>
    <meta:document-statistic meta:object-count="79"/>
  </office:meta>
</office:document-meta>
</file>